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5957in"/>
    </style:style>
    <style:style style:name="co4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simulation, ad hoc.</text:p>
          </table:table-cell>
          <table:table-cell office:value-type="float" office:value="114">
            <text:p>114</text:p>
          </table:table-cell>
          <table:table-cell office:value-type="string">
            <text:p>Simulation Wizardry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30">
            <text:p>130</text:p>
          </table:table-cell>
          <table:table-cell office:value-type="string">
            <text:p>Roman Roulett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3">
            <text:p>133</text:p>
          </table:table-cell>
          <table:table-cell office:value-type="string">
            <text:p>The Dole Queu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9">
            <text:p>139</text:p>
          </table:table-cell>
          <table:table-cell office:value-type="string">
            <text:p>Telephone Tangle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geometry, simulation, ad hoc.</text:p>
          </table:table-cell>
          <table:table-cell office:value-type="float" office:value="142">
            <text:p>142</text:p>
          </table:table-cell>
          <table:table-cell office:value-type="string">
            <text:p>Mouse Click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51">
            <text:p>151</text:p>
          </table:table-cell>
          <table:table-cell office:value-type="string">
            <text:p>Power Crisi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87">
            <text:p>187</text:p>
          </table:table-cell>
          <table:table-cell office:value-type="string">
            <text:p>Transaction Processing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305">
            <text:p>305</text:p>
          </table:table-cell>
          <table:table-cell office:value-type="string">
            <text:p>Joseph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 (same as UVA 100).</text:p>
          </table:table-cell>
          <table:table-cell office:value-type="float" office:value="371">
            <text:p>371</text:p>
          </table:table-cell>
          <table:table-cell office:value-type="string">
            <text:p>Ackermann Function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440">
            <text:p>440</text:p>
          </table:table-cell>
          <table:table-cell office:value-type="string">
            <text:p>Eeny Meeny Moo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0">
            <text:p>100</text:p>
          </table:table-cell>
          <table:table-cell office:value-type="string">
            <text:p>The 3n + 1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">
            <text:p>101</text:p>
          </table:table-cell>
          <table:table-cell office:value-type="string">
            <text:p>The Blocks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8">
            <text:p>118</text:p>
          </table:table-cell>
          <table:table-cell office:value-type="string">
            <text:p>Mutant Flatworld Explorer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27">
            <text:p>127</text:p>
          </table:table-cell>
          <table:table-cell office:value-type="string">
            <text:p>Accordian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rute force.</text:p>
          </table:table-cell>
          <table:table-cell office:value-type="float" office:value="131">
            <text:p>131</text:p>
          </table:table-cell>
          <table:table-cell office:value-type="string">
            <text:p>The Psychic Poker Play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1">
            <text:p>141</text:p>
          </table:table-cell>
          <table:table-cell office:value-type="string">
            <text:p>The Spot Gam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4">
            <text:p>144</text:p>
          </table:table-cell>
          <table:table-cell office:value-type="string">
            <text:p>Student Gra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61">
            <text:p>161</text:p>
          </table:table-cell>
          <table:table-cell office:value-type="string">
            <text:p>Traffic Ligh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card games, simulation.</text:p>
          </table:table-cell>
          <table:table-cell office:value-type="float" office:value="162">
            <text:p>162</text:p>
          </table:table-cell>
          <table:table-cell office:value-type="string">
            <text:p>Beggar My Neighbo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graph theory, simulation</text:p>
          </table:table-cell>
          <table:table-cell office:value-type="float" office:value="168">
            <text:p>168</text:p>
          </table:table-cell>
          <table:table-cell office:value-type="string">
            <text:p>Theseus and the Minota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70">
            <text:p>170</text:p>
          </table:table-cell>
          <table:table-cell office:value-type="string">
            <text:p>Clock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227">
            <text:p>227</text:p>
          </table:table-cell>
          <table:table-cell office:value-type="string">
            <text:p>Puzz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, strings.</text:p>
          </table:table-cell>
          <table:table-cell office:value-type="float" office:value="263">
            <text:p>263</text:p>
          </table:table-cell>
          <table:table-cell office:value-type="string">
            <text:p>Number Chain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bases, bignum, addition, strings, palindromes.</text:p>
          </table:table-cell>
          <table:table-cell office:value-type="float" office:value="290">
            <text:p>290</text:p>
          </table:table-cell>
          <table:table-cell office:value-type="string">
            <text:p>Palindroms &lt;---&gt; smordinilaP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37">
            <text:p>337</text:p>
          </table:table-cell>
          <table:table-cell office:value-type="string">
            <text:p>Interpreting Control Sequenc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orting, simulation.</text:p>
          </table:table-cell>
          <table:table-cell office:value-type="float" office:value="340">
            <text:p>340</text:p>
          </table:table-cell>
          <table:table-cell office:value-type="string">
            <text:p>Mastermind Hi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62">
            <text:p>362</text:p>
          </table:table-cell>
          <table:table-cell office:value-type="string">
            <text:p>18,000 Second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394">
            <text:p>394</text:p>
          </table:table-cell>
          <table:table-cell office:value-type="string">
            <text:p>Mapmak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02">
            <text:p>402</text:p>
          </table:table-cell>
          <table:table-cell office:value-type="string">
            <text:p>M*A*S*H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theory, gcd.</text:p>
          </table:table-cell>
          <table:table-cell office:value-type="float" office:value="412">
            <text:p>412</text:p>
          </table:table-cell>
          <table:table-cell office:value-type="string">
            <text:p>P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45">
            <text:p>445</text:p>
          </table:table-cell>
          <table:table-cell office:value-type="string">
            <text:p>Marvelous Maz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448">
            <text:p>448</text:p>
          </table:table-cell>
          <table:table-cell office:value-type="string">
            <text:p>Oops!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57">
            <text:p>457</text:p>
          </table:table-cell>
          <table:table-cell office:value-type="string">
            <text:p>Linear Cellular Automata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89">
            <text:p>489</text:p>
          </table:table-cell>
          <table:table-cell office:value-type="string">
            <text:p>Hangman Judg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math, number theory, divisors.</text:p>
          </table:table-cell>
          <table:table-cell office:value-type="float" office:value="547">
            <text:p>547</text:p>
          </table:table-cell>
          <table:table-cell office:value-type="string">
            <text:p>DDF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math.</text:p>
          </table:table-cell>
          <table:table-cell office:value-type="float" office:value="573">
            <text:p>573</text:p>
          </table:table-cell>
          <table:table-cell office:value-type="string">
            <text:p>The Snail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033">
            <text:p>10033</text:p>
          </table:table-cell>
          <table:table-cell office:value-type="string">
            <text:p>Interpret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050">
            <text:p>10050</text:p>
          </table:table-cell>
          <table:table-cell office:value-type="string">
            <text:p>Hartal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138">
            <text:p>10138</text:p>
          </table:table-cell>
          <table:table-cell office:value-type="string">
            <text:p>CDVI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2">
            <text:p>10142</text:p>
          </table:table-cell>
          <table:table-cell office:value-type="string">
            <text:p>Australian Vot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96">
            <text:p>10196</text:p>
          </table:table-cell>
          <table:table-cell office:value-type="string">
            <text:p>Check The Che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67">
            <text:p>10267</text:p>
          </table:table-cell>
          <table:table-cell office:value-type="string">
            <text:p>Graphical Edito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530">
            <text:p>11530</text:p>
          </table:table-cell>
          <table:table-cell office:value-type="string">
            <text:p>SMS Typ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61">
            <text:p>11661</text:p>
          </table:table-cell>
          <table:table-cell office:value-type="string">
            <text:p>Burger Time?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gnum, number base conversion, cellular automata, Langton's ant, 2D Turing Machine.</text:p>
          </table:table-cell>
          <table:table-cell office:value-type="float" office:value="11664">
            <text:p>11664</text:p>
          </table:table-cell>
          <table:table-cell office:value-type="string">
            <text:p>Langton's A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7">
            <text:p>11677</text:p>
          </table:table-cell>
          <table:table-cell office:value-type="string">
            <text:p>Alarm Clo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89">
            <text:p>11689</text:p>
          </table:table-cell>
          <table:table-cell office:value-type="string">
            <text:p>Soda Surp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playfair cipher.</text:p>
          </table:table-cell>
          <table:table-cell office:value-type="float" office:value="11697">
            <text:p>11697</text:p>
          </table:table-cell>
          <table:table-cell office:value-type="string">
            <text:p>Playfair Ciph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1">
            <text:p>11711</text:p>
          </table:table-cell>
          <table:table-cell office:value-type="string">
            <text:p>Tur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2">
            <text:p>11712</text:p>
          </table:table-cell>
          <table:table-cell office:value-type="string">
            <text:p>Gniru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tring manipulation, encryption.</text:p>
          </table:table-cell>
          <table:table-cell office:value-type="float" office:value="11716">
            <text:p>11716</text:p>
          </table:table-cell>
          <table:table-cell office:value-type="string">
            <text:p>Digital Fortres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17">
            <text:p>11717</text:p>
          </table:table-cell>
          <table:table-cell office:value-type="string">
            <text:p>Energy Saving Microcontrol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36">
            <text:p>11736</text:p>
          </table:table-cell>
          <table:table-cell office:value-type="string">
            <text:p>Debugging Ra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44">
            <text:p>11744</text:p>
          </table:table-cell>
          <table:table-cell office:value-type="string">
            <text:p>Parallel Carry Add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816">
            <text:p>11816</text:p>
          </table:table-cell>
          <table:table-cell office:value-type="string">
            <text:p>HS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duckpin bowling.</text:p>
          </table:table-cell>
          <table:table-cell office:value-type="float" office:value="600">
            <text:p>600</text:p>
          </table:table-cell>
          <table:table-cell office:value-type="string">
            <text:p>A Duckpin Tourname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math, modulo, simulation.</text:p>
          </table:table-cell>
          <table:table-cell office:value-type="float" office:value="602">
            <text:p>602</text:p>
          </table:table-cell>
          <table:table-cell office:value-type="string">
            <text:p>What Day Is It?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03">
            <text:p>603</text:p>
          </table:table-cell>
          <table:table-cell office:value-type="string">
            <text:p>Parking Lo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13">
            <text:p>613</text:p>
          </table:table-cell>
          <table:table-cell office:value-type="string">
            <text:p>Numbers that Cou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61">
            <text:p>661</text:p>
          </table:table-cell>
          <table:table-cell office:value-type="string">
            <text:p>Blowing Fus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 (like UVA 100).</text:p>
          </table:table-cell>
          <table:table-cell office:value-type="float" office:value="694">
            <text:p>694</text:p>
          </table:table-cell>
          <table:table-cell office:value-type="string">
            <text:p>The Collatz Sequenc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simple math, recursion.</text:p>
          </table:table-cell>
          <table:table-cell office:value-type="float" office:value="839">
            <text:p>839</text:p>
          </table:table-cell>
          <table:table-cell office:value-type="string">
            <text:p>Not so Mobi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coordinate systems, simple math, (or fast simulation), (see also UVA 10920).</text:p>
          </table:table-cell>
          <table:table-cell office:value-type="float" office:value="903">
            <text:p>903</text:p>
          </table:table-cell>
          <table:table-cell office:value-type="string">
            <text:p>Spiral of Number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math, complex numbers, Mandelbrot set.</text:p>
          </table:table-cell>
          <table:table-cell office:value-type="float" office:value="918">
            <text:p>918</text:p>
          </table:table-cell>
          <table:table-cell office:value-type="string">
            <text:p>ASCII Mandelbro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Josephus problem, number theory, primes, sieve.</text:p>
          </table:table-cell>
          <table:table-cell office:value-type="float" office:value="10015">
            <text:p>10015</text:p>
          </table:table-cell>
          <table:table-cell office:value-type="string">
            <text:p>Joseph's Cousin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towers of hanoi, the recursive algorithm.</text:p>
          </table:table-cell>
          <table:table-cell office:value-type="float" office:value="10017">
            <text:p>10017</text:p>
          </table:table-cell>
          <table:table-cell office:value-type="string">
            <text:p>The Never Ending Towers of Hanoi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4">
            <text:p>10114</text:p>
          </table:table-cell>
          <table:table-cell office:value-type="string">
            <text:p>Loansome Car Buy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6">
            <text:p>10116</text:p>
          </table:table-cell>
          <table:table-cell office:value-type="string">
            <text:p>Robot Motion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math, simulation.</text:p>
          </table:table-cell>
          <table:table-cell office:value-type="float" office:value="10120">
            <text:p>10120</text:p>
          </table:table-cell>
          <table:table-cell office:value-type="string">
            <text:p>Gift?!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34">
            <text:p>10134</text:p>
          </table:table-cell>
          <table:table-cell office:value-type="string">
            <text:p>Autofish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5">
            <text:p>10145</text:p>
          </table:table-cell>
          <table:table-cell office:value-type="string">
            <text:p>Lock Manager</text:p>
          </table:table-cell>
          <table:table-cell/>
        </table:table-row>
        <table:table-row table:style-name="ro1">
          <table:table-cell office:value-type="string">
            <text:p>ad hoc, simulation, pretty printing</text:p>
          </table:table-cell>
          <table:table-cell office:value-type="float" office:value="10156">
            <text:p>10156</text:p>
          </table:table-cell>
          <table:table-cell office:value-type="string">
            <text:p>Sala-ma-Sond, A Nice Little Pond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72">
            <text:p>10172</text:p>
          </table:table-cell>
          <table:table-cell office:value-type="string">
            <text:p>The Lonesome Cargo Distributor</text:p>
          </table:table-cell>
          <table:table-cell/>
        </table:table-row>
        <table:table-row table:style-name="ro1">
          <table:table-cell office:value-type="string">
            <text:p>ad hoc, simulation, coordinate systems, hexagonal grid.</text:p>
          </table:table-cell>
          <table:table-cell office:value-type="float" office:value="10182">
            <text:p>10182</text:p>
          </table:table-cell>
          <table:table-cell office:value-type="string">
            <text:p>Bee Maja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88">
            <text:p>10188</text:p>
          </table:table-cell>
          <table:table-cell office:value-type="string">
            <text:p>Automated Judge Script</text:p>
          </table:table-cell>
          <table:table-cell/>
        </table:table-row>
        <table:table-row table:style-name="ro1">
          <table:table-cell office:value-type="string">
            <text:p>ad hoc, simulation, recursion.</text:p>
          </table:table-cell>
          <table:table-cell office:value-type="float" office:value="10190">
            <text:p>10190</text:p>
          </table:table-cell>
          <table:table-cell office:value-type="string">
            <text:p>Divide but not quite Conquer</text:p>
          </table:table-cell>
          <table:table-cell/>
        </table:table-row>
        <table:table-row table:style-name="ro1">
          <table:table-cell office:value-type="string">
            <text:p>data structures, priority queue, simulation, simple math, gcd, lcm, periodicity.</text:p>
          </table:table-cell>
          <table:table-cell office:value-type="float" office:value="10273">
            <text:p>10273</text:p>
          </table:table-cell>
          <table:table-cell office:value-type="string">
            <text:p>Eat or not to Eat?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79">
            <text:p>10279</text:p>
          </table:table-cell>
          <table:table-cell office:value-type="string">
            <text:p>Minesweep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377">
            <text:p>10377</text:p>
          </table:table-cell>
          <table:table-cell office:value-type="string">
            <text:p>Maze Traversa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15">
            <text:p>10415</text:p>
          </table:table-cell>
          <table:table-cell office:value-type="string">
            <text:p>Eb Alto Saxophone Play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43">
            <text:p>10443</text:p>
          </table:table-cell>
          <table:table-cell office:value-type="string">
            <text:p>Rock, Scissors, Paper</text:p>
          </table:table-cell>
          <table:table-cell/>
        </table:table-row>
        <table:table-row table:style-name="ro1">
          <table:table-cell office:value-type="string">
            <text:p>ad hoc, simulation, pretty-printing.</text:p>
          </table:table-cell>
          <table:table-cell office:value-type="float" office:value="10500">
            <text:p>10500</text:p>
          </table:table-cell>
          <table:table-cell office:value-type="string">
            <text:p>Robot Map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530">
            <text:p>10530</text:p>
          </table:table-cell>
          <table:table-cell office:value-type="string">
            <text:p>Guessing Game</text:p>
          </table:table-cell>
          <table:table-cell/>
        </table:table-row>
        <table:table-row table:style-name="ro1">
          <table:table-cell office:value-type="string">
            <text:p>ad hoc, simulation, sorting, pretty printing.</text:p>
          </table:table-cell>
          <table:table-cell office:value-type="float" office:value="10698">
            <text:p>10698</text:p>
          </table:table-cell>
          <table:table-cell office:value-type="string">
            <text:p>Football Sor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703">
            <text:p>10703</text:p>
          </table:table-cell>
          <table:table-cell office:value-type="string">
            <text:p>Free Spot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800">
            <text:p>10800</text:p>
          </table:table-cell>
          <table:table-cell office:value-type="string">
            <text:p>Not That Kind of Graph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901">
            <text:p>10901</text:p>
          </table:table-cell>
          <table:table-cell office:value-type="string">
            <text:p>Ferry Loading III</text:p>
          </table:table-cell>
          <table:table-cell/>
        </table:table-row>
        <table:table-row table:style-name="ro1">
          <table:table-cell office:value-type="string">
            <text:p>ad hoc, coordinate systems, simple math, (or fast simulation), (see UVA 903).</text:p>
          </table:table-cell>
          <table:table-cell office:value-type="float" office:value="10920">
            <text:p>10920</text:p>
          </table:table-cell>
          <table:table-cell office:value-type="string">
            <text:p>Spiral Tap</text:p>
          </table:table-cell>
          <table:table-cell/>
        </table:table-row>
        <table:table-row table:style-name="ro1">
          <table:table-cell office:value-type="string">
            <text:p>ad hoc, simulation, queue.</text:p>
          </table:table-cell>
          <table:table-cell office:value-type="float" office:value="10935">
            <text:p>10935</text:p>
          </table:table-cell>
          <table:table-cell office:value-type="string">
            <text:p>Throwing cards away I</text:p>
          </table:table-cell>
          <table:table-cell/>
        </table:table-row>
        <table:table-row table:style-name="ro1">
          <table:table-cell office:value-type="string">
            <text:p>greedy, simulation.</text:p>
          </table:table-cell>
          <table:table-cell office:value-type="float" office:value="11230">
            <text:p>11230</text:p>
          </table:table-cell>
          <table:table-cell office:value-type="string">
            <text:p>Annoying Painting Too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360">
            <text:p>11360</text:p>
          </table:table-cell>
          <table:table-cell office:value-type="string">
            <text:p>Have Fun With Matrices</text:p>
          </table:table-cell>
          <table:table-cell/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11385">
            <text:p>11385</text:p>
          </table:table-cell>
          <table:table-cell office:value-type="string">
            <text:p>Da Vinci Cod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482">
            <text:p>11482</text:p>
          </table:table-cell>
          <table:table-cell office:value-type="string">
            <text:p>Building a Triangular Museu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05">
            <text:p>11505</text:p>
          </table:table-cell>
          <table:table-cell office:value-type="string">
            <text:p>Logo</text:p>
          </table:table-cell>
          <table:table-cell/>
        </table:table-row>
        <table:table-row table:style-name="ro1">
          <table:table-cell office:value-type="string">
            <text:p>ad hoc, simulation, permutations, geometry.</text:p>
          </table:table-cell>
          <table:table-cell office:value-type="float" office:value="11507">
            <text:p>11507</text:p>
          </table:table-cell>
          <table:table-cell office:value-type="string">
            <text:p>Bender B. Rodriguez Proble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19">
            <text:p>11519</text:p>
          </table:table-cell>
          <table:table-cell office:value-type="string">
            <text:p>Logo 2</text:p>
          </table:table-cell>
          <table:table-cell/>
        </table:table-row>
        <table:table-row table:style-name="ro1">
          <table:table-cell office:value-type="string">
            <text:p>ad hoc, simulation, data structures, arrays.</text:p>
          </table:table-cell>
          <table:table-cell office:value-type="float" office:value="11537">
            <text:p>11537</text:p>
          </table:table-cell>
          <table:table-cell office:value-type="string">
            <text:p>Secret Problemsetter's Union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547">
            <text:p>11547</text:p>
          </table:table-cell>
          <table:table-cell office:value-type="string">
            <text:p>Automatic Answer</text:p>
          </table:table-cell>
          <table:table-cell/>
        </table:table-row>
        <table:table-row table:style-name="ro1">
          <table:table-cell office:value-type="string">
            <text:p>ad hoc, simulation, games, nurikabe, solution verification, graph theory, DFS, flood fill.</text:p>
          </table:table-cell>
          <table:table-cell office:value-type="float" office:value="11585">
            <text:p>11585</text:p>
          </table:table-cell>
          <table:table-cell office:value-type="string">
            <text:p>Nurikabe</text:p>
          </table:table-cell>
          <table:table-cell/>
        </table:table-row>
        <table:table-row table:style-name="ro1">
          <table:table-cell office:value-type="string">
            <text:p>ad hoc, simulation, manhattan distance, BFS, games, checking if a game state is reachable.</text:p>
          </table:table-cell>
          <table:table-cell office:value-type="float" office:value="11606">
            <text:p>11606</text:p>
          </table:table-cell>
          <table:table-cell office:value-type="string">
            <text:p>Atom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08">
            <text:p>11608</text:p>
          </table:table-cell>
          <table:table-cell office:value-type="string">
            <text:p>No Problem!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29">
            <text:p>11629</text:p>
          </table:table-cell>
          <table:table-cell office:value-type="string">
            <text:p>Ballot Evaluation</text:p>
          </table:table-cell>
          <table:table-cell/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11638">
            <text:p>11638</text:p>
          </table:table-cell>
          <table:table-cell office:value-type="string">
            <text:p>Temperature Monitoring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9">
            <text:p>11679</text:p>
          </table:table-cell>
          <table:table-cell office:value-type="string">
            <text:p>Sub-Prim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87">
            <text:p>11687</text:p>
          </table:table-cell>
          <table:table-cell office:value-type="string">
            <text:p>Digits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03">
            <text:p>11703</text:p>
          </table:table-cell>
          <table:table-cell office:value-type="string">
            <text:p>sqrt log sin</text:p>
          </table:table-cell>
          <table:table-cell/>
        </table:table-row>
        <table:table-row table:style-name="ro1">
          <table:table-cell office:value-type="string">
            <text:p>ad hoc, simulation, string manipulation.</text:p>
          </table:table-cell>
          <table:table-cell office:value-type="float" office:value="11713">
            <text:p>11713</text:p>
          </table:table-cell>
          <table:table-cell office:value-type="string">
            <text:p>Abstract Names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D107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0/14/2010</text:date>, <text:time>15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Alzate</meta:initial-creator>
    <meta:creation-date>2010-10-06T13:37:32</meta:creation-date>
    <dc:date>2010-10-14T15:13:20</dc:date>
    <dc:creator>Santiago Alzate</dc:creator>
    <meta:editing-duration>PT04H48M07S</meta:editing-duration>
    <meta:editing-cycles>7</meta:editing-cycles>
    <meta:generator>OpenOffice.org/3.2$Unix OpenOffice.org_project/320m12$Build-9483</meta:generator>
    <meta:document-statistic meta:table-count="3" meta:cell-count="390" meta:object-count="0"/>
  </office:meta>
</office:document-meta>
</file>